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using only magic cards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X without us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3:13:59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3T00:44:18.341000000</dc:date>
    <meta:editing-duration>PT22H4M49S</meta:editing-duration>
    <meta:editing-cycles>157</meta:editing-cycles>
    <meta:document-statistic meta:table-count="2" meta:cell-count="4611" meta:object-count="0"/>
  </office:meta>
</office:document-meta>
</file>